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4.4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47.6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2" style:family="table-cell" style:parent-style-name="Default" style:data-style-name="N0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API-doc, Conventions pour coder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bd api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Regler de conflic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egarder comme resoudre conflicts avec Git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ider a Yannic pour regler son repertoi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PI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I POST et GE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Modification BD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7" calcext:value-type="float">
            <text:p>7</text:p>
          </table:table-cell>
          <table:table-cell table:style-name="ce6" table:formula="of:=SUM([.C3:.C26])" office:value-type="float" office:value="8" calcext:value-type="float">
            <text:p>8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5:14:48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5T01:12:23.368000000</dc:date>
    <meta:editing-duration>PT3H8M10S</meta:editing-duration>
    <meta:editing-cycles>9</meta:editing-cycles>
    <meta:generator>LibreOffice/6.1.4.2$Windows_X86_64 LibreOffice_project/9d0f32d1f0b509096fd65e0d4bec26ddd1938fd3</meta:generator>
    <meta:document-statistic meta:table-count="4" meta:cell-count="93" meta:object-count="0"/>
  </office:meta>
</office:document-meta>
</file>